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fo:font-weight="normal" officeooo:rsid="00197ef3" officeooo:paragraph-rsid="00197ef3" style:font-size-asian="20pt" style:font-style-asian="italic" style:font-weight-asian="normal" style:font-size-complex="20pt" style:font-style-complex="italic" style:font-weight-complex="normal"/>
    </style:style>
    <style:style style:name="P2" style:family="paragraph" style:parent-style-name="Standard">
      <style:text-properties style:font-name="Liberation Serif" fo:font-size="20pt" fo:font-style="italic" fo:font-weight="normal" officeooo:rsid="00197ef3" officeooo:paragraph-rsid="0019b2db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style:font-name="Liberation Serif" fo:font-size="20pt" fo:font-style="italic" fo:font-weight="normal" officeooo:rsid="0019b2db" officeooo:paragraph-rsid="0019b2db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 style:list-style-name="L1">
      <style:text-properties officeooo:paragraph-rsid="0019b2db"/>
    </style:style>
    <style:style style:name="P5" style:family="paragraph" style:parent-style-name="Standard" style:list-style-name="L1">
      <style:text-properties officeooo:paragraph-rsid="001a6004"/>
    </style:style>
    <style:style style:name="P6" style:family="paragraph" style:parent-style-name="Standard">
      <style:text-properties officeooo:paragraph-rsid="001a6004"/>
    </style:style>
    <style:style style:name="P7" style:family="paragraph" style:parent-style-name="Standard">
      <style:text-properties officeooo:rsid="001a6004" officeooo:paragraph-rsid="001a6004"/>
    </style:style>
    <style:style style:name="P8" style:family="paragraph" style:parent-style-name="Standard" style:list-style-name="L2">
      <style:text-properties style:font-name="Liberation Serif" fo:font-size="20pt" fo:font-style="italic" fo:font-weight="normal" officeooo:rsid="001a6004" officeooo:paragraph-rsid="001a6004" style:font-size-asian="20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text-properties style:font-name="Liberation Serif" fo:font-size="20pt" fo:font-style="italic" fo:font-weight="normal" officeooo:rsid="001aad2e" officeooo:paragraph-rsid="001aad2e" style:font-size-asian="20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text-properties officeooo:rsid="001a6004" officeooo:paragraph-rsid="001aad2e"/>
    </style:style>
    <style:style style:name="P11" style:family="paragraph" style:parent-style-name="Standard">
      <style:text-properties officeooo:rsid="001aad2e" officeooo:paragraph-rsid="001aad2e"/>
    </style:style>
    <style:style style:name="P12" style:family="paragraph" style:parent-style-name="Standard">
      <style:text-properties style:font-name="Liberation Serif" fo:font-size="20pt" fo:font-style="italic" fo:font-weight="normal" officeooo:rsid="001e8625" officeooo:paragraph-rsid="001e8625" style:font-size-asian="20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 style:list-style-name="L3">
      <style:text-properties style:font-name="Liberation Serif" fo:font-size="20pt" fo:font-style="italic" fo:font-weight="normal" officeooo:rsid="001e8625" officeooo:paragraph-rsid="001e8625" style:font-size-asian="20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 style:list-style-name="L3">
      <style:text-properties officeooo:rsid="001e8625" officeooo:paragraph-rsid="001e8625"/>
    </style:style>
    <style:style style:name="P15" style:family="paragraph" style:parent-style-name="Standard">
      <style:text-properties officeooo:rsid="001e8625" officeooo:paragraph-rsid="001e8625"/>
    </style:style>
    <style:style style:name="P16" style:family="paragraph" style:parent-style-name="Standard" style:list-style-name="L4">
      <style:text-properties style:font-name="Liberation Serif" fo:font-size="20pt" fo:font-style="italic" fo:font-weight="normal" officeooo:rsid="001e8625" officeooo:paragraph-rsid="001e8625" style:font-size-asian="20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 style:list-style-name="L5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 style:list-style-name="L5">
      <style:text-properties officeooo:rsid="001e9c29" officeooo:paragraph-rsid="001e9c29"/>
    </style:style>
    <style:style style:name="P19" style:family="paragraph" style:parent-style-name="Standard">
      <style:text-properties officeooo:rsid="001e9c29" officeooo:paragraph-rsid="001e9c29"/>
    </style:style>
    <style:style style:name="P20" style:family="paragraph" style:parent-style-name="Standard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 style:list-style-name="L6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 style:list-style-name="L7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3" style:family="paragraph" style:parent-style-name="Standard" style:list-style-name="L8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4" style:family="paragraph" style:parent-style-name="Standard">
      <style:text-properties style:font-name="Liberation Serif"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 style:list-style-name="L9">
      <style:text-properties style:font-name="Liberation Serif"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>
      <style:text-properties officeooo:rsid="001f8ac2" officeooo:paragraph-rsid="001f8ac2"/>
    </style:style>
    <style:style style:name="P27" style:family="paragraph" style:parent-style-name="Standard">
      <style:text-properties style:font-name="Liberation Serif" fo:font-size="20pt" fo:font-style="italic" fo:font-weight="bold" officeooo:rsid="001f8ac2" officeooo:paragraph-rsid="001f8ac2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Standard" style:list-style-name="L10">
      <style:text-properties style:font-name="Liberation Serif" fo:font-size="20pt" fo:font-style="italic" fo:font-weight="bold" officeooo:rsid="001f8ac2" officeooo:paragraph-rsid="001f8ac2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text-properties fo:font-weight="bold" officeooo:rsid="001f8ac2" officeooo:paragraph-rsid="001f8ac2" style:font-weight-asian="bold" style:font-weight-complex="bold"/>
    </style:style>
    <style:style style:name="P30" style:family="paragraph" style:parent-style-name="Standard" style:list-style-name="L11">
      <style:text-properties style:font-name="Liberation Serif"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31" style:family="paragraph" style:parent-style-name="Standard">
      <style:text-properties fo:font-weight="normal" officeooo:rsid="001f8ac2" officeooo:paragraph-rsid="001f8ac2" style:font-weight-asian="normal" style:font-weight-complex="normal"/>
    </style:style>
    <style:style style:name="P32" style:family="paragraph" style:parent-style-name="Standard" style:list-style-name="L12">
      <style:text-properties fo:font-weight="normal" officeooo:rsid="001f8ac2" officeooo:paragraph-rsid="001f8ac2" style:font-weight-asian="normal" style:font-weight-complex="normal"/>
    </style:style>
    <style:style style:name="P33" style:family="paragraph" style:parent-style-name="Standard">
      <style:text-properties style:font-name="Liberation Serif" fo:font-size="20pt" fo:font-style="italic" fo:font-weight="normal" officeooo:rsid="002145c5" officeooo:paragraph-rsid="002145c5" style:font-size-asian="20pt" style:font-style-asian="italic" style:font-weight-asian="normal" style:font-size-complex="20pt" style:font-style-complex="italic" style:font-weight-complex="normal"/>
    </style:style>
    <style:style style:name="P34" style:family="paragraph" style:parent-style-name="Standard" style:list-style-name="L13">
      <style:text-properties style:font-name="Liberation Serif" fo:font-size="20pt" fo:font-style="italic" fo:font-weight="normal" officeooo:rsid="002145c5" officeooo:paragraph-rsid="002145c5" style:font-size-asian="20pt" style:font-style-asian="italic" style:font-weight-asian="normal" style:font-size-complex="20pt" style:font-style-complex="italic" style:font-weight-complex="normal"/>
    </style:style>
    <style:style style:name="P35" style:family="paragraph" style:parent-style-name="Standard" style:list-style-name="L13">
      <style:text-properties fo:font-weight="normal" officeooo:rsid="002145c5" officeooo:paragraph-rsid="002145c5" style:font-weight-asian="normal" style:font-weight-complex="normal"/>
    </style:style>
    <style:style style:name="P36" style:family="paragraph" style:parent-style-name="Standard">
      <style:text-properties fo:font-weight="normal" officeooo:rsid="002145c5" officeooo:paragraph-rsid="002145c5" style:font-weight-asian="normal" style:font-weight-complex="normal"/>
    </style:style>
    <style:style style:name="P37" style:family="paragraph" style:parent-style-name="Standard" style:list-style-name="L14">
      <style:text-properties style:font-name="Liberation Serif" fo:font-size="20pt" fo:font-style="italic" fo:font-weight="normal" officeooo:rsid="0021f9df" officeooo:paragraph-rsid="0021f9df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38" style:family="paragraph" style:parent-style-name="Standard">
      <style:text-properties style:font-name="Liberation Serif" fo:font-size="20pt" fo:font-style="italic" fo:font-weight="normal" officeooo:rsid="0021f9df" officeooo:paragraph-rsid="0021f9df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39" style:family="paragraph" style:parent-style-name="Standard">
      <style:text-properties style:font-name="Liberation Serif" fo:font-size="20pt" fo:font-style="italic" fo:font-weight="normal" officeooo:rsid="0022e4d0" officeooo:paragraph-rsid="0022e4d0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0" style:family="paragraph" style:parent-style-name="Standard" style:list-style-name="L15">
      <style:text-properties style:font-name="Liberation Serif" fo:font-size="20pt" fo:font-style="italic" fo:font-weight="normal" officeooo:rsid="0022e4d0" officeooo:paragraph-rsid="0022e4d0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1f9c"/>
    </style:style>
    <style:style style:name="T3" style:family="text">
      <style:text-properties fo:font-weight="bold" officeooo:rsid="0019b2db" style:font-weight-asian="bold" style:font-weight-complex="bold"/>
    </style:style>
    <style:style style:name="T4" style:family="text">
      <style:text-properties officeooo:rsid="0019b2db"/>
    </style:style>
    <style:style style:name="T5" style:family="text">
      <style:text-properties officeooo:rsid="001a6004"/>
    </style:style>
    <style:style style:name="T6" style:family="text">
      <style:text-properties style:font-name="Liberation Serif" fo:font-size="20pt" fo:font-style="italic" fo:font-weight="normal" officeooo:rsid="0019b2db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font-name="Liberation Serif" fo:font-size="20pt" fo:font-style="italic" fo:font-weight="bold" officeooo:rsid="0019b2db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style:font-name="Liberation Serif" fo:font-size="20pt" fo:font-style="italic" fo:font-weight="normal" officeooo:rsid="001a6004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font-name="Liberation Serif" fo:font-size="20pt" fo:font-style="italic" fo:font-weight="bold" officeooo:rsid="001a6004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style:font-name="Liberation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font-name="Liberation Serif" fo:font-size="20pt" fo:font-style="italic" fo:font-weight="normal" officeooo:rsid="001aad2e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font-name="Liberation Serif" fo:font-size="20pt" fo:font-style="italic" fo:font-weight="normal" officeooo:rsid="001e9c29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font-name="Liberation Serif" fo:font-size="20pt" fo:font-style="italic" officeooo:rsid="002145c5" style:font-size-asian="20pt" style:font-style-asian="italic" style:font-size-complex="20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54in" fo:text-indent="-0.25in" fo:margin-left="0.66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54in" fo:text-indent="-0.25in" fo:margin-left="0.91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54in" fo:text-indent="-0.25in" fo:margin-left="1.16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54in" fo:text-indent="-0.25in" fo:margin-left="1.41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54in" fo:text-indent="-0.25in" fo:margin-left="1.91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54in" fo:text-indent="-0.25in" fo:margin-left="2.41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54in" fo:text-indent="-0.25in" fo:margin-left="2.9154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543in" fo:text-indent="-0.25in" fo:margin-left="3.0543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 is a <text:span text:style-name="T2">high level </text:span>structured language <text:span text:style-name="T2">developed by Dennis Ritchie(Bell Labs – around 1970) </text:span>used to interact more directly with computer`s hardware &amp; memory.</text:p>
      <text:p text:style-name="P1"/>
      <text:p text:style-name="P1"><text:span text:style-name="T1">Programming</text:span> is a process of designing &amp; building an executable computer program to accomplish a specific computing task.</text:p>
      <text:p text:style-name="P1"/>
      <text:p text:style-name="P1"><text:span text:style-name="T1">Algorithm</text:span> is a finite set of well-defined instructions or steps used to solve a particular problem or perform a task.</text:p>
      <text:p text:style-name="P1"/>
      <text:p text:style-name="P1">The ‘#include’ statement is a<text:span text:style-name="T1"> preprocessor directive</text:span> used to include a header file.</text:p>
      <text:p text:style-name="P1"/>
      <text:p text:style-name="P2"><text:span text:style-name="T3">Flowcharts</text:span><text:span text:style-name="T4"> are simple visual tools that help us understand &amp; represent processes very easily. </text:span><text:span text:style-name="T5">It is a graphical representation of algorithm.</text:span></text:p>
      <text:p text:style-name="P2"/>
      <text:p text:style-name="P3">Symbols in Flowcharts:</text:p>
      <text:list text:style-name="L1">
        <text:list-item>
          <text:p text:style-name="P4"><text:span text:style-name="T6">Terminal/Terminator – </text:span><text:span text:style-name="T7">Oval</text:span><text:span text:style-name="T6"> shape indicating start, stop &amp; halt.</text:span></text:p>
        </text:list-item>
        <text:list-item>
          <text:p text:style-name="P4"><text:span text:style-name="T6">I/O – </text:span><text:span text:style-name="T7">Parallelogram</text:span><text:span text:style-name="T6"> indicating input &amp; output.</text:span></text:p>
        </text:list-item>
        <text:list-item>
          <text:p text:style-name="P4"><text:span text:style-name="T6">Action/Process – </text:span><text:span text:style-name="T7">Rectangle box</text:span><text:span text:style-name="T6"> indicating arithmetic instructions, specific action or operation.</text:span></text:p>
        </text:list-item>
        <text:list-item>
          <text:p text:style-name="P4"><text:span text:style-name="T6">Decision – </text:span><text:span text:style-name="T7">Diamond</text:span><text:span text:style-name="T6"> shape indicating a decision point.</text:span></text:p>
        </text:list-item>
        <text:list-item>
          <text:p text:style-name="P4"><text:span text:style-name="T6">On-page connector/reference – </text:span><text:span text:style-name="T7">small circle</text:span><text:span text:style-name="T6"> ind</text:span><text:span text:style-name="T8">icating reference on same page.</text:span></text:p>
        </text:list-item>
        <text:list-item>
          <text:p text:style-name="P5"><text:span text:style-name="T8">Off-page connector/reference – </text:span><text:span text:style-name="T9">Pentagon</text:span><text:span text:style-name="T8"> indicating reference on different page.</text:span></text:p>
        </text:list-item>
        <text:list-item>
          <text:p text:style-name="P5"><text:span text:style-name="T8">Flow line – </text:span><text:span text:style-name="T9">Arrows</text:span><text:span text:style-name="T8"> indicating direction of flow.</text:span></text:p>
        </text:list-item>
      </text:list>
      <text:p text:style-name="P6"><text:span text:style-name="T8"/></text:p>
      <text:p text:style-name="P7"><text:soft-page-break/><text:span text:style-name="T10">Rules of Flowchart</text:span></text:p>
      <text:list text:style-name="L2">
        <text:list-item>
          <text:p text:style-name="P8">Opening statement must be ‘start’ keyword.</text:p>
        </text:list-item>
        <text:list-item>
          <text:p text:style-name="P8">Closing statement must be ‘end’ keyword.</text:p>
        </text:list-item>
        <text:list-item>
          <text:p text:style-name="P8">All symbols must be connected with arrow line.</text:p>
        </text:list-item>
        <text:list-item>
          <text:p text:style-name="P8">Each decision point must have 2 or more distinct outcomes.</text:p>
        </text:list-item>
        <text:list-item>
          <text:p text:style-name="P8">Flow should generally move from top to bottom or left to right.</text:p>
        </text:list-item>
      </text:list>
      <text:p text:style-name="P7"><text:span text:style-name="T10"/></text:p>
      <text:p text:style-name="P9">Compiler is a special program that translates entire high level source code of program into machine(binary) code. It reads code, checks for errors, &amp; then converts it into executable file. Its language examples are C, C++ &amp; Java.</text:p>
      <text:p text:style-name="P10"><text:span text:style-name="T11"/></text:p>
      <text:p text:style-name="P9">A compiled code can run multiple times without recompiling.</text:p>
      <text:p text:style-name="P10"><text:span text:style-name="T11"/></text:p>
      <text:p text:style-name="P11"><text:span text:style-name="T10">I</text:span><text:span text:style-name="T10">nterpreter is a type of language processor that translates &amp; executes a program line by line. It is slower than compiler. Its language examples are Python, JavaScript, PHP &amp; Ruby.</text:span></text:p>
      <text:p text:style-name="P10"><text:span text:style-name="T11"/></text:p>
      <text:p text:style-name="P12">Structure of C program</text:p>
      <text:list text:style-name="L3">
        <text:list-item>
          <text:p text:style-name="P13">Documentation – a comment describing program</text:p>
        </text:list-item>
        <text:list-item>
          <text:p text:style-name="P13">Preprocessor – includes header file</text:p>
        </text:list-item>
        <text:list-item>
          <text:p text:style-name="P13">Definition - ‘#define’ for setting up a word that replaces other</text:p>
        </text:list-item>
        <text:list-item>
          <text:p text:style-name="P13">Global Declaration</text:p>
        </text:list-item>
        <text:list-item>
          <text:p text:style-name="P13">Main Function – void main() does not return any value while int main() does return a value.</text:p>
        </text:list-item>
        <text:list-item>
          <text:p text:style-name="P14"><text:soft-page-break/><text:span text:style-name="T10">Sub Program – user defined functions other than main function</text:span></text:p>
        </text:list-item>
      </text:list>
      <text:p text:style-name="P15"><text:span text:style-name="T10"/></text:p>
      <text:p text:style-name="P12">Programming style in C</text:p>
      <text:list text:style-name="L4">
        <text:list-item>
          <text:p text:style-name="P16">Use meaningful variable names</text:p>
        </text:list-item>
        <text:list-item>
          <text:p text:style-name="P16">Use proper indentation &amp; spacing</text:p>
        </text:list-item>
        <text:list-item>
          <text:p text:style-name="P16">Add comments for explanation</text:p>
        </text:list-item>
        <text:list-item>
          <text:p text:style-name="P16">Use consistent naming conventions</text:p>
        </text:list-item>
        <text:list-item>
          <text:p text:style-name="P16">Break long codes into functions for clarity</text:p>
        </text:list-item>
      </text:list>
      <text:p text:style-name="P15"><text:span text:style-name="T10"/></text:p>
      <text:p text:style-name="P15"><text:span text:style-name="T10">C tokens are basic building </text:span><text:span text:style-name="T12">blocks of any C program</text:span></text:p>
      <text:list text:style-name="L5">
        <text:list-item>
          <text:p text:style-name="P17">Keywords – reserved words with special meanings</text:p>
          <text:p text:style-name="P18"><text:span text:style-name="T10"/></text:p>
        </text:list-item>
        <text:list-item>
          <text:p text:style-name="P17">Identifier – names given to various program elements such as variables, functions, arrays etc..</text:p>
          <text:p text:style-name="P18"><text:span text:style-name="T10"/></text:p>
        </text:list-item>
        <text:list-item>
          <text:p text:style-name="P17">Constants – value assigned to variable. You could make a value of variable constant throughout program by adding const before variable defining.</text:p>
          <text:p text:style-name="P18"><text:span text:style-name="T10"/></text:p>
        </text:list-item>
        <text:list-item>
          <text:p text:style-name="P17">String Literals – sequence of characters enclosed in double quotes</text:p>
          <text:p text:style-name="P18"><text:span text:style-name="T10"/></text:p>
        </text:list-item>
        <text:list-item>
          <text:p text:style-name="P17">Operator – symbols specifying operations</text:p>
          <text:p text:style-name="P18"><text:span text:style-name="T10"/></text:p>
        </text:list-item>
        <text:list-item>
          <text:p text:style-name="P17">Special Symbols</text:p>
          <text:p text:style-name="P17">{} braces – block of code</text:p>
          <text:p text:style-name="P17">[] brackets – array of brackets</text:p>
          <text:p text:style-name="P17">() parentheses – function brackets</text:p>
          <text:p text:style-name="P17">; semicolon – statement terminator</text:p>
          <text:p text:style-name="P17"># hash – preprocessor directive</text:p>
          <text:p text:style-name="P18"><text:soft-page-break/><text:span text:style-name="T10">, comma</text:span></text:p>
          <text:p text:style-name="P17">\ back slash – escape character</text:p>
        </text:list-item>
      </text:list>
      <text:p text:style-name="P19"><text:span text:style-name="T10"/></text:p>
      <text:list text:continue-numbering="true" text:style-name="L5">
        <text:list-item>
          <text:p text:style-name="P17">Separators are symbols or characters used to group &amp; organize code. Its examples are {}, (), [], semicolon, \n, \t(for indentation) &amp; comma.</text:p>
        </text:list-item>
      </text:list>
      <text:p text:style-name="P19"><text:span text:style-name="T10"/></text:p>
      <text:p text:style-name="P20">Variable is a named memory location to store data. It has a name(identifier), data type &amp; value. It must be declared before use.</text:p>
      <text:p text:style-name="P19"><text:span text:style-name="T10"/></text:p>
      <text:p text:style-name="P20">Rules for naming Identifiers</text:p>
      <text:list text:style-name="L6">
        <text:list-item>
          <text:p text:style-name="P21">It must start with letter or underscore</text:p>
        </text:list-item>
        <text:list-item>
          <text:p text:style-name="P21">It should not have space or special character</text:p>
        </text:list-item>
        <text:list-item>
          <text:p text:style-name="P21">It should not be same as keywords</text:p>
        </text:list-item>
      </text:list>
      <text:p text:style-name="P19"><text:span text:style-name="T10"/></text:p>
      <text:p text:style-name="P20">Primary/Primitive/Basic Data Types</text:p>
      <text:list text:style-name="L7">
        <text:list-item>
          <text:p text:style-name="P22">int – whole numbers – 2 to 4 bytes – %d</text:p>
        </text:list-item>
        <text:list-item>
          <text:p text:style-name="P22">float – decimal numbers – 4 bytes – %f</text:p>
        </text:list-item>
        <text:list-item>
          <text:p text:style-name="P22">double – precision float – 8 bytes – %lf</text:p>
        </text:list-item>
        <text:list-item>
          <text:p text:style-name="P22">char – single chaarcter – 1 byte – %c</text:p>
        </text:list-item>
      </text:list>
      <text:p text:style-name="P19"><text:span text:style-name="T10"/></text:p>
      <text:p text:style-name="P20">Derived Data Types – These are built from basic data types &amp; allows more complex data handling.</text:p>
      <text:list text:style-name="L8">
        <text:list-item>
          <text:p text:style-name="P23">Array – It is a collection of elements of same type stored in contiguous memory locations.</text:p>
        </text:list-item>
        <text:list-item>
          <text:p text:style-name="P23">Pointer – It is a variable that stores memory address of another variable.</text:p>
        </text:list-item>
        <text:list-item>
          <text:p text:style-name="P23">Structure(struct) – It is a user defined data type that allows grouping of variables of different types.</text:p>
        </text:list-item>
      </text:list>
      <text:p text:style-name="P19"><text:span text:style-name="T10"/></text:p>
      <text:p text:style-name="P19"><text:soft-page-break/><text:span text:style-name="T10">Declaration of variable means telling the compiler the name &amp; data type of variable.</text:span></text:p>
      <text:p text:style-name="P19"><text:span text:style-name="T10"/></text:p>
      <text:p text:style-name="P24">Arithmetic Operators</text:p>
      <text:list text:style-name="L9">
        <text:list-item>
          <text:p text:style-name="P25">Addition +</text:p>
        </text:list-item>
        <text:list-item>
          <text:p text:style-name="P25">Substraction -</text:p>
        </text:list-item>
        <text:list-item>
          <text:p text:style-name="P25">Multiplication *</text:p>
        </text:list-item>
        <text:list-item>
          <text:p text:style-name="P25">Division /</text:p>
        </text:list-item>
        <text:list-item>
          <text:p text:style-name="P25">Modulus % - it gives remainder of division as output.</text:p>
        </text:list-item>
      </text:list>
      <text:p text:style-name="P26"><text:span text:style-name="T10"/></text:p>
      <text:p text:style-name="P27">Boolean Output</text:p>
      <text:list text:style-name="L10">
        <text:list-item>
          <text:p text:style-name="P28">If stated relationship is true, then its 1 otherwise its 0.</text:p>
        </text:list-item>
      </text:list>
      <text:p text:style-name="P29"><text:span text:style-name="T13"/></text:p>
      <text:p text:style-name="P24">Relational Operators</text:p>
      <text:list text:style-name="L11">
        <text:list-item>
          <text:p text:style-name="P30">Equal to ==</text:p>
        </text:list-item>
        <text:list-item>
          <text:p text:style-name="P30">Not equal to !=</text:p>
        </text:list-item>
        <text:list-item>
          <text:p text:style-name="P30">Greater than &gt;</text:p>
        </text:list-item>
        <text:list-item>
          <text:p text:style-name="P30">Less than &lt;</text:p>
        </text:list-item>
      </text:list>
      <text:p text:style-name="P31"><text:span text:style-name="T13"/></text:p>
      <text:p text:style-name="P24">Logical Operators</text:p>
      <text:list text:style-name="L12">
        <text:list-item>
          <text:p text:style-name="P32"><text:span text:style-name="T14">Logical AND</text:span><text:span text:style-name="T13"> &amp;&amp; - </text:span><text:span text:style-name="T14">returns 1 only if both operands are true(1)</text:span></text:p>
        </text:list-item>
        <text:list-item>
          <text:p text:style-name="P32"><text:span text:style-name="T14">Logical </text:span><text:span text:style-name="T13">O</text:span><text:span text:style-name="T14">R</text:span><text:span text:style-name="T13"> || - </text:span><text:span text:style-name="T14">returns 1 if either operand is true</text:span></text:p>
        </text:list-item>
        <text:list-item>
          <text:p text:style-name="P32"><text:span text:style-name="T13">Not ! – </text:span><text:span text:style-name="T14">reverses boolean output</text:span></text:p>
        </text:list-item>
      </text:list>
      <text:p text:style-name="P31"><text:span text:style-name="T14"/></text:p>
      <text:p text:style-name="P33">Assignment Operators</text:p>
      <text:list text:style-name="L13">
        <text:list-item>
          <text:p text:style-name="P34">Simple AO =</text:p>
        </text:list-item>
        <text:list-item>
          <text:p text:style-name="P34">Addition AO +=</text:p>
        </text:list-item>
        <text:list-item>
          <text:p text:style-name="P34">Substraction AO -=</text:p>
        </text:list-item>
        <text:list-item>
          <text:p text:style-name="P34">Multiplication AO *=</text:p>
        </text:list-item>
        <text:list-item>
          <text:p text:style-name="P34">Division AO /=</text:p>
        </text:list-item>
        <text:list-item>
          <text:p text:style-name="P35"><text:soft-page-break/><text:span text:style-name="T13">Modulus AO %=</text:span></text:p>
        </text:list-item>
      </text:list>
      <text:p text:style-name="P36"><text:span text:style-name="T13"/></text:p>
      <text:p text:style-name="P33">Increment/Decrement Operators</text:p>
      <text:list text:style-name="L14">
        <text:list-item>
          <text:p text:style-name="P37">PreIncrement (++x) – value changes immediately</text:p>
        </text:list-item>
        <text:list-item>
          <text:p text:style-name="P37">PostIncrement (x++) - value changes after 1 step</text:p>
        </text:list-item>
        <text:list-item>
          <text:p text:style-name="P37">PreDecrement (--x)</text:p>
        </text:list-item>
        <text:list-item>
          <text:p text:style-name="P37">PostDecrement (x--)</text:p>
        </text:list-item>
      </text:list>
      <text:p text:style-name="P38"/>
      <text:p text:style-name="P39">Bitwise Operators – manipulate bits of binary number enabling efficient low level operations.</text:p>
      <text:list text:style-name="L15">
        <text:list-item>
          <text:p text:style-name="P40">AND (&amp;) – same then 1 otherwise 0</text:p>
        </text:list-item>
        <text:list-item>
          <text:p text:style-name="P40">OR (|) – if either is 1 then 1 otherwise 0</text:p>
        </text:list-item>
        <text:list-item>
          <text:p text:style-name="P40">XOR (^) – different then 1 otherwise 0</text:p>
        </text:list-item>
        <text:list-item>
          <text:p text:style-name="P40">NOT (~) – inverts all</text:p>
        </text:list-item>
        <text:list-item>
          <text:p text:style-name="P40">Left shift (&lt;&lt;) – shifts binary bits to left</text:p>
        </text:list-item>
        <text:list-item>
          <text:p text:style-name="P40">Right shift (&gt;&gt;) – shifts binary bits to right</text:p>
        </text:list-item>
      </text:list>
      <text:p text:style-name="P39"/>
      <text:p text:style-name="P39">Special Operato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02:16.003403781</meta:creation-date>
    <dc:date>2025-08-29T17:21:29.589025109</dc:date>
    <meta:editing-duration>PT1H27M21S</meta:editing-duration>
    <meta:editing-cycles>6</meta:editing-cycles>
    <meta:generator>LibreOffice/25.2.5.2$Linux_X86_64 LibreOffice_project/520$Build-2</meta:generator>
    <meta:document-statistic meta:table-count="0" meta:image-count="0" meta:object-count="0" meta:page-count="6" meta:paragraph-count="107" meta:word-count="881" meta:character-count="5167" meta:non-whitespace-character-count="4423"/>
  </office:meta>
</office:document-meta>
</file>